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02in"/>
    </style:style>
    <style:style style:name="co2" style:family="table-column">
      <style:table-column-properties fo:break-before="auto" style:column-width="0.53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2" style:family="table-cell" style:parent-style-name="Default" style:data-style-name="N12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Log curve fit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= a * e ^ bx</text:p>
          </table:table-cell>
          <table:table-cell table:number-columns-repeated="2"/>
          <table:table-cell office:value-type="string" calcext:value-type="string">
            <text:p>sum(Y)</text:p>
          </table:table-cell>
          <table:table-cell table:formula="of:=LOG([.B5])+LOG([.B6])" office:value-type="float" office:value="3.00860017176192" calcext:value-type="float">
            <text:p>3.00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m(xY)</text:p>
          </table:table-cell>
          <table:table-cell table:formula="of:=[.A5]*LOG([.B5])+[.A6]*LOG([.B6])" office:value-type="float" office:value="36.0981027065093" calcext:value-type="float">
            <text:p>36.09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um(x)</text:p>
          </table:table-cell>
          <table:table-cell table:formula="of:=[.A5]+[.A6]" office:value-type="float" office:value="15" calcext:value-type="float">
            <text:p>15.0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m(x^2)</text:p>
          </table:table-cell>
          <table:table-cell table:formula="of:=[.A5]*[.A5]+[.A6]*[.A6]" office:value-type="float" office:value="225" calcext:value-type="float">
            <text:p>225.0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B</text:p>
          </table:table-cell>
          <table:table-cell table:formula="of:=([.E2]*[.E4]-2*[.E3])/([.E4]*[.E4]-2*[.E5])" office:value-type="float" office:value="0.120298679273733" calcext:value-type="float">
            <text:p>0.120</text:p>
          </table:table-cell>
          <table:table-cell table:style-name="ce2" table:formula="of:=[.E6]/0.4343" office:value-type="float" office:value="0.276994426142604" calcext:value-type="float">
            <text:p>0.2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formula="of:=([.E2]-[.E6]*[.E4])/2" office:value-type="float" office:value="0.602059991327963" calcext:value-type="float">
            <text:p>0.602</text:p>
          </table:table-cell>
          <table:table-cell table:style-name="ce2" table:formula="of:=POWER(10;[.E7])" office:value-type="float" office:value="4" calcext:value-type="float">
            <text:p>4.000</text:p>
          </table:table-cell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laus botschen</meta:initial-creator>
    <meta:creation-date>2024-01-05T13:41:51.626436847</meta:creation-date>
    <dc:date>2025-02-23T01:39:04.167835598</dc:date>
    <meta:editing-duration>P9DT6H1M35S</meta:editing-duration>
    <meta:editing-cycles>3</meta:editing-cycles>
    <meta:generator>LibreOffice/24.2.7.2$Linux_X86_64 LibreOffice_project/420$Build-2</meta:generator>
    <meta:document-statistic meta:table-count="1" meta:cell-count="22" meta:object-count="0"/>
  </office:meta>
</office:document-meta>
</file>